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d4acc1">1. orgバッファを評価</text:a></text:p>
          <text:p text:style-name="Contents_20_1"><text:a xlink:type="simple" xlink:href="#org9d3729e">2. ユーティリティ関数</text:a></text:p>
          <text:p text:style-name="Contents_20_2"><text:a xlink:type="simple" xlink:href="#orga0c02d8">2.1. サボっていると Kyoko さんに怒られる</text:a></text:p>
          <text:p text:style-name="Contents_20_2"><text:a xlink:type="simple" xlink:href="#orgc89add6">2.2. org-buffer を dokuwiki 形式に変換し，kill-ring に格納</text:a></text:p>
          <text:p text:style-name="Contents_20_2"><text:a xlink:type="simple" xlink:href="#orgc265eab">2.3. コンソールでカレントバッファのあるディレクトリに移動する</text:a></text:p>
          <text:p text:style-name="Contents_20_2"><text:a xlink:type="simple" xlink:href="#org774a549">2.4. ファイルに含まれるテーブルを使って定時にアラートを表示する</text:a></text:p>
          <text:p text:style-name="Contents_20_2"><text:a xlink:type="simple" xlink:href="#orgeb94d6e">2.5. 頻繁に利用するファイルをring形式でたどる</text:a></text:p>
          <text:p text:style-name="Contents_20_2"><text:a xlink:type="simple" xlink:href="#orgfc1b3e8">2.6. 引数のorgバッファを開く</text:a></text:p>
          <text:p text:style-name="Contents_20_2"><text:a xlink:type="simple" xlink:href="#org79ff4fb">2.7. orgバッファにいつものヘッダを追加する</text:a></text:p>
          <text:p text:style-name="Contents_20_2"><text:a xlink:type="simple" xlink:href="#orga21678d">2.8. 議事録ひな形を書き入れる</text:a></text:p>
          <text:p text:style-name="Contents_20_2"><text:a xlink:type="simple" xlink:href="#orgbe94092">2.9. ランダムの文字列を取得する</text:a></text:p>
          <text:p text:style-name="Contents_20_2"><text:a xlink:type="simple" xlink:href="#org491a4aa">2.10. Auto-install をセットアップする</text:a></text:p>
          <text:p text:style-name="Contents_20_2"><text:a xlink:type="simple" xlink:href="#org5e3adc4">2.11. 行頭に"  - "を挿入する</text:a></text:p>
          <text:p text:style-name="Contents_20_2"><text:a xlink:type="simple" xlink:href="#org18f90fc">2.12. 日付などを簡単に挿入する</text:a></text:p>
          <text:p text:style-name="Contents_20_3"><text:a xlink:type="simple" xlink:href="#orge9587a3">2.12.1. キーバインド</text:a></text:p>
          <text:p text:style-name="Contents_20_2"><text:a xlink:type="simple" xlink:href="#orgb61e22e">2.13. XHTMLを利用したガントチャート生成</text:a></text:p>
          <text:p text:style-name="Contents_20_2"><text:a xlink:type="simple" xlink:href="#org4de69fc">2.14. 定期実行関数</text:a></text:p>
          <text:p text:style-name="Contents_20_2"><text:a xlink:type="simple" xlink:href="#org689eebf">2.15. ブラウザの設定</text:a></text:p>
          <text:p text:style-name="Contents_20_2"><text:a xlink:type="simple" xlink:href="#org18d72d5">2.16. ミニバッファに日時を表示</text:a></text:p>
          <text:p text:style-name="Contents_20_2"><text:a xlink:type="simple" xlink:href="#orgdc4c5ac">2.17. バックアップファイルの削除</text:a></text:p>
          <text:p text:style-name="Contents_20_2"><text:a xlink:type="simple" xlink:href="#org60cbd22">2.18. 日中と夜中でテーマを切り替える</text:a></text:p>
          <text:p text:style-name="Contents_20_2"><text:a xlink:type="simple" xlink:href="#org3732b31">2.19. chomp</text:a></text:p>
          <text:p text:style-name="Contents_20_2"><text:a xlink:type="simple" xlink:href="#org9ee114c">2.20. iTerm2.app を呼び出す関数</text:a></text:p>
          <text:p text:style-name="Contents_20_2"><text:a xlink:type="simple" xlink:href="#orgdeee68a">2.21. lingr にログインする</text:a></text:p>
          <text:p text:style-name="Contents_20_2"><text:a xlink:type="simple" xlink:href="#org8dd3b94">2.22. 特定のファイルを Dropbox 以下にバックアップする</text:a></text:p>
          <text:p text:style-name="Contents_20_2"><text:a xlink:type="simple" xlink:href="#orgf126c31">2.23. その他</text:a></text:p>
          <text:p text:style-name="Contents_20_1"><text:a xlink:type="simple" xlink:href="#orgc15aee9">3. 未設定／テスト中</text:a></text:p>
          <text:p text:style-name="Contents_20_2"><text:a xlink:type="simple" xlink:href="#org25e87c4">3.1. byte-compile の警告を抑制する</text:a></text:p>
          <text:p text:style-name="Contents_20_2"><text:a xlink:type="simple" xlink:href="#org7764ea3">3.2. [window-resizer.el] 分割したウィンドウサイズを変更する</text:a></text:p>
          <text:p text:style-name="Contents_20_2"><text:a xlink:type="simple" xlink:href="#orgc07f5c4">3.3. [idle-requie]</text:a></text:p>
          <text:p text:style-name="Contents_20_2"><text:a xlink:type="simple" xlink:href="#org548c7f6">3.4. [pdf-preview]</text:a></text:p>
          <text:p text:style-name="Contents_20_2"><text:a xlink:type="simple" xlink:href="#orgde3e01e">3.5. [EasyPG]</text:a></text:p>
          <text:p text:style-name="Contents_20_2"><text:a xlink:type="simple" xlink:href="#orgc49abdf">3.6. [eblook]</text:a></text:p>
          <text:p text:style-name="Contents_20_2"><text:a xlink:type="simple" xlink:href="#org2f8ab2f">3.7. [iBuffer]</text:a></text:p>
          <text:p text:style-name="Contents_20_2"><text:a xlink:type="simple" xlink:href="#org1aa99fb">3.8. UUID をファイル名にして所定のディレクトリにコピー／移動</text:a></text:p>
          <text:p text:style-name="Contents_20_2"><text:a xlink:type="simple" xlink:href="#org759a79d">3.9. キーバインド</text:a></text:p>
          <text:p text:style-name="Contents_20_1"><text:a xlink:type="simple" xlink:href="#org3811e35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1d4acc1"/>
<text:bookmark text:name="org1d4acc1"/>orgバッファを評価
<text:bookmark-end text:name="OrgXref.org1d4acc1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9d3729e"/>
<text:bookmark text:name="org9d3729e"/>ユーティリティ関数
<text:bookmark-end text:name="OrgXref.org9d3729e"/></text:h>
      <text:h text:style-name="Heading_20_2" text:outline-level="2" text:is-list-header="false">
<text:bookmark-start text:name="OrgXref.orga0c02d8"/>
<text:bookmark text:name="orga0c02d8"/>サボっていると Kyoko さんに怒られる
<text:bookmark-end text:name="OrgXref.orga0c02d8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c89add6"/>
<text:bookmark text:name="orgc89add6"/>org-buffer を dokuwiki 形式に変換し，kill-ring に格納
<text:bookmark-end text:name="OrgXref.orgc89add6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c265eab"/>
<text:bookmark text:name="orgc265eab"/>コンソールでカレントバッファのあるディレクトリに移動する
<text:bookmark-end text:name="OrgXref.orgc265eab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774a549"/>
<text:bookmark text:name="org774a549"/>ファイルに含まれるテーブルを使って定時にアラートを表示する
<text:bookmark-end text:name="OrgXref.org774a549"/></text:h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eb94d6e"/>
<text:bookmark text:name="orgeb94d6e"/>頻繁に利用するファイルをring形式でたどる
<text:bookmark-end text:name="OrgXref.orgeb94d6e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</text:p>
      <text:p text:style-name="OrgSrcBlock"><text:s/><text:s/><text:s/><text:span text:style-name="OrgSrcFontLockStringFace">"~/Dropbox/emacs.d/config/utility.org"</text:span><text:s/><text:span text:style-name="OrgSrcFontLockStringFace">"~/Dropbox/org/buffer.org"</text:span></text:p>
      <text:p text:style-name="OrgSrcBlock"><text:s/><text:s/><text:s/><text:span text:style-name="OrgSrcFontLockStringFace">"~/Dropbox/org/nex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fc1b3e8"/>
<text:bookmark text:name="orgfc1b3e8"/>引数のorgバッファを開く
<text:bookmark-end text:name="OrgXref.orgfc1b3e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79ff4fb"/>
<text:bookmark text:name="org79ff4fb"/>orgバッファにいつものヘッダを追加する
<text:bookmark-end text:name="OrgXref.org79ff4f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a21678d"/>
<text:bookmark text:name="orga21678d"/>議事録ひな形を書き入れる
<text:bookmark-end text:name="OrgXref.orga21678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be94092"/>
<text:bookmark text:name="orgbe94092"/>ランダムの文字列を取得する
<text:bookmark-end text:name="OrgXref.orgbe94092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491a4aa"/>
<text:bookmark text:name="org491a4aa"/>Auto-install をセットアップする
<text:bookmark-end text:name="OrgXref.org491a4aa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5e3adc4"/>
<text:bookmark text:name="org5e3adc4"/>行頭に"  - "を挿入する
<text:bookmark-end text:name="OrgXref.org5e3adc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18f90fc"/>
<text:bookmark text:name="org18f90fc"/>日付などを簡単に挿入する
<text:bookmark-end text:name="OrgXref.org18f90fc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e9587a3"/>
<text:bookmark text:name="orge9587a3"/>キーバインド
<text:bookmark-end text:name="OrgXref.orge9587a3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b61e22e"/>
<text:bookmark text:name="orgb61e22e"/>XHTMLを利用したガントチャート生成
<text:bookmark-end text:name="OrgXref.orgb61e22e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 text:is-list-header="false">
<text:bookmark-start text:name="OrgXref.org4de69fc"/>
<text:bookmark text:name="org4de69fc"/>定期実行関数
<text:bookmark-end text:name="OrgXref.org4de69fc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689eebf"/>
<text:bookmark text:name="org689eebf"/>ブラウザの設定
<text:bookmark-end text:name="OrgXref.org689eebf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18d72d5"/>
<text:bookmark text:name="org18d72d5"/>ミニバッファに日時を表示
<text:bookmark-end text:name="OrgXref.org18d72d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dc4c5ac"/>
<text:bookmark text:name="orgdc4c5ac"/>バックアップファイルの削除
<text:bookmark-end text:name="OrgXref.orgdc4c5ac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60cbd22"/>
<text:bookmark text:name="org60cbd22"/>日中と夜中でテーマを切り替える
<text:bookmark-end text:name="OrgXref.org60cbd2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LastLine"><text:s/><text:s/><text:s/><text:s/>(moom-reset-font-size)))</text:p>
      <text:h text:style-name="Heading_20_2" text:outline-level="2" text:is-list-header="false">
<text:bookmark-start text:name="OrgXref.org3732b31"/>
<text:bookmark text:name="org3732b31"/>chomp
<text:bookmark-end text:name="OrgXref.org3732b31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9ee114c"/>
<text:bookmark text:name="org9ee114c"/>iTerm2.app を呼び出す関数
<text:bookmark-end text:name="OrgXref.org9ee114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deee68a"/>
<text:bookmark text:name="orgdeee68a"/>lingr にログインする
<text:bookmark-end text:name="OrgXref.orgdeee68a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8dd3b94"/>
<text:bookmark text:name="org8dd3b94"/>特定のファイルを Dropbox 以下にバックアップする
<text:bookmark-end text:name="OrgXref.org8dd3b94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text:s/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f126c31"/>
<text:bookmark text:name="orgf126c31"/>その他
<text:bookmark-end text:name="OrgXref.orgf126c31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c15aee9"/>
<text:bookmark text:name="orgc15aee9"/>未設定／テスト中
<text:bookmark-end text:name="OrgXref.orgc15aee9"/></text:h>
      <text:h text:style-name="Heading_20_2" text:outline-level="2" text:is-list-header="false">
<text:bookmark-start text:name="OrgXref.org25e87c4"/>
<text:bookmark text:name="org25e87c4"/>byte-compile の警告を抑制する
<text:bookmark-end text:name="OrgXref.org25e87c4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7764ea3"/>
<text:bookmark text:name="org7764ea3"/>[window-resizer.el] 分割したウィンドウサイズを変更する
<text:bookmark-end text:name="OrgXref.org7764ea3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c07f5c4"/>
<text:bookmark text:name="orgc07f5c4"/>[idle-requie]
<text:bookmark-end text:name="OrgXref.orgc07f5c4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548c7f6"/>
<text:bookmark text:name="org548c7f6"/>[pdf-preview]
<text:bookmark-end text:name="OrgXref.org548c7f6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de3e01e"/>
<text:bookmark text:name="orgde3e01e"/>[EasyPG]
<text:bookmark-end text:name="OrgXref.orgde3e01e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c49abdf"/>
<text:bookmark text:name="orgc49abdf"/>[eblook]
<text:bookmark-end text:name="OrgXref.orgc49abdf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2f8ab2f"/>
<text:bookmark text:name="org2f8ab2f"/>[iBuffer]
<text:bookmark-end text:name="OrgXref.org2f8ab2f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1aa99fb"/>
<text:bookmark text:name="org1aa99fb"/>UUID をファイル名にして所定のディレクトリにコピー／移動
<text:bookmark-end text:name="OrgXref.org1aa99fb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759a79d"/>
<text:bookmark text:name="org759a79d"/>キーバインド
<text:bookmark-end text:name="OrgXref.org759a79d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3811e35"/>
<text:bookmark text:name="org3811e35"/>provide
<text:bookmark-end text:name="OrgXref.org3811e35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cfcb90"/>
    </style:style>
    <style:style style:name="OrgSrcFontLockNegationCharFace" style:family="text">
      <style:text-properties fo:color="#abb2bf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6b6c2"/>
    </style:style>
    <style:style style:name="OrgSrcFontLockVariableNameFace" style:family="text">
      <style:text-properties fo:color="#e5c07b"/>
    </style:style>
    <style:style style:name="OrgSrcFontLockStringFace" style:family="text">
      <style:text-properties fo:color="#98c379"/>
    </style:style>
    <style:style style:name="OrgSrcFontLockDocFace" style:family="text">
      <style:text-properties fo:color="#98c379"/>
    </style:style>
    <style:style style:name="OrgSrcFontLockFunctionNameFace" style:family="text">
      <style:text-properties fo:color="#61afef"/>
    </style:style>
    <style:style style:name="OrgSrcFontLockWarningFace" style:family="text">
      <style:text-properties fo:color="#ff982d"/>
    </style:style>
    <style:style style:name="OrgSrcFontLockCommentFace" style:family="text">
      <style:text-properties fo:color="#5c6370"/>
    </style:style>
    <style:style style:name="OrgSrcFontLockCommentDelimiterFace" style:family="text"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FontLockConstantFace" style:family="text">
      <style:text-properties fo:color="#d19a66"/>
    </style:style>
    <style:style style:name="OrgSrcFontLockKeywordFace" style:family="text">
      <style:text-properties fo:color="#c678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08-14T00:48:07</dc:date>
    <meta:creation-date>2017-08-14T00:48:07</meta:creation-date>
    <meta:generator>Emacs 25.2.1 (Org mode 9.0)</meta:generator>
    <meta:keyword/>
    <dc:subject/>
    <dc:title>ユーティリティ関数群</dc:title>
  </office:meta>
</office:document-meta>
</file>